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pl" fo:country="PL" fo:font-weight="bold" style:font-size-asian="12pt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pl" fo:country="PL" fo:font-weight="bold" style:font-size-asian="12pt" style:font-weight-asian="bold" style:font-name-complex="Arial"/>
    </style:style>
    <style:style style:name="P3" style:family="paragraph" style:parent-style-name="Standard">
      <style:text-properties style:font-name="Arial" fo:font-size="12pt" fo:language="pl" fo:country="PL" style:font-size-asian="12pt" style:font-name-complex="Arial"/>
    </style:style>
    <style:style style:name="P4" style:family="paragraph" style:parent-style-name="Standard">
      <style:text-properties fo:color="#000080" style:font-name="Arial" fo:font-size="12pt" fo:language="pl" fo:country="PL" style:font-size-asian="12pt" style:font-name-complex="Arial"/>
    </style:style>
    <style:style style:name="P5" style:family="paragraph" style:parent-style-name="Standard">
      <style:text-properties fo:color="#0000ff" style:font-name="Arial" fo:font-size="12pt" fo:language="pl" fo:country="PL" style:font-size-asian="12pt" style:font-name-complex="Arial"/>
    </style:style>
    <style:style style:name="P6" style:family="paragraph" style:parent-style-name="Standard">
      <style:text-properties fo:color="#000000" style:font-name="Arial" fo:font-size="12pt" fo:language="pl" fo:country="PL" fo:font-weight="bold" style:font-size-asian="12pt" style:font-weight-asian="bold" style:font-name-complex="Arial"/>
    </style:style>
    <style:style style:name="P7" style:family="paragraph" style:parent-style-name="Standard">
      <style:text-properties fo:color="#000000" style:font-name="Arial" fo:font-size="12pt" fo:language="pl" fo:country="PL" style:font-size-asian="12pt" style:font-name-complex="Arial"/>
    </style:style>
    <style:style style:name="P8" style:family="paragraph" style:parent-style-name="Standard">
      <style:paragraph-properties>
        <style:tab-stops>
          <style:tab-stop style:position="1cm"/>
          <style:tab-stop style:position="4.001cm"/>
          <style:tab-stop style:position="7.001cm"/>
          <style:tab-stop style:position="10.001cm"/>
          <style:tab-stop style:position="13.002cm"/>
        </style:tab-stops>
      </style:paragraph-properties>
      <style:text-properties fo:color="#000000" style:font-name="Arial" fo:font-size="12pt" fo:language="pl" fo:country="PL" style:font-size-asian="12pt" style:font-name-complex="Arial"/>
    </style:style>
    <style:style style:name="P9" style:family="paragraph" style:parent-style-name="Standard">
      <style:paragraph-properties fo:margin-left="1cm" fo:margin-right="0cm" fo:text-indent="0cm" style:auto-text-indent="false"/>
    </style:style>
    <style:style style:name="P10" style:family="paragraph" style:parent-style-name="Standard">
      <style:paragraph-properties fo:margin-left="1cm" fo:margin-right="0cm" fo:text-indent="0cm" style:auto-text-indent="false"/>
      <style:text-properties fo:color="#0000ff" style:font-name="Arial" fo:font-size="12pt" fo:language="pl" fo:country="PL" style:font-size-asian="12pt" style:font-name-complex="Ari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P12" style:family="paragraph" style:parent-style-name="Heading_20_6">
      <style:paragraph-properties>
        <style:tab-stops/>
      </style:paragraph-properties>
    </style:style>
    <style:style style:name="T1" style:family="text"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T2" style:family="text">
      <style:text-properties fo:color="#0000ff" style:font-name="Arial" fo:font-size="12pt" fo:language="pl" fo:country="PL" style:font-size-asian="12pt" style:font-name-complex="Arial"/>
    </style:style>
    <style:style style:name="T3" style:family="text">
      <style:text-properties fo:color="#000000" style:font-name="Arial" fo:font-size="12pt" fo:language="pl" fo:country="PL" style:font-size-asian="12pt" style:font-name-complex="Arial"/>
    </style:style>
    <style:style style:name="T4" style:family="text">
      <style:text-properties fo:color="#000000" style:font-name="Arial" fo:font-size="12pt" fo:language="pl" fo:country="PL" fo:font-weight="bold" style:font-size-asian="12pt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Ćwiczenie nr 4 <text:s text:c="4"/>(Znaki tabulacji)</text:p>
      <text:p text:style-name="P1"/>
      <text:h text:style-name="P12" text:outline-level="6">Zadanie 1</text:h>
      <text:p text:style-name="P3">Pomoc: </text:p>
      <text:p text:style-name="P10">Przy tworzeniu dokumentów zawierających tekst w postaci kolumn liczb, tekstów przydatne są znaki tabulacji. W miejscach w którym znajdować się będą kolumny tekstu wstawiamy znaki tabulacji (tabulator). Naciskając przycisk TAB na klawiaturze spowodujemy przemieszczenie się kursora do najbliższego znaku tabulacji. Można określić sposób wyrównania kolumny w stosunku do tabulatora. Parametry te ustala się w opcji Format – Akapit – Tabulatory lub </text:p>
      <text:p text:style-name="P4"/>
      <text:p text:style-name="P1">Wykonaj:</text:p>
      <text:p text:style-name="Body_20_Text_20_21"><text:s/>Napisz poniżej listę dowolnych zakupów zawierającą kolumny zatytułowane: Nazwa towaru , jednostka miary (j.m.), ilość, cena zł, wartość zł. Rozplanuj i zastosuj odpowiednie znaki tabulacji. Lista powinna zawierać 5 produktów.</text:p>
      <text:p text:style-name="P2">Lista zakupów</text:p>
      <text:p text:style-name="P3"><text:s text:c="3"/></text:p>
      <text:p text:style-name="P3"/>
      <text:h text:style-name="P12" text:outline-level="6">Zadanie 2</text:h>
      <text:p text:style-name="P3">Pomoc: </text:p>
      <text:p text:style-name="P9"><text:span text:style-name="T2">Aby wstawić znaki tabulacji w istniejącym tekście należy zaznaczyć ten tekst, w opcji Format – Akapit – Tabulatory, zdefiniować odpowiednie znaki tabulacji i następnie ustawiając kursor w odpowiednich miejscach naciskać przycisk TAB wyrównując kolumny tekstu do wstawionych znaków tabulacji.</text:span></text:p>
      <text:p text:style-name="P10"/>
      <text:p text:style-name="P6">Wykonaj:</text:p>
      <text:p text:style-name="Body_20_Text_20_3">Uporządkuj poniższy tekst przez wstawienie znaków tabulacji tak aby liczby utworzyły pięć kolumn wyrównanych w miejscu separatora części dziesiętnych.</text:p>
      <text:p text:style-name="P7"/>
      <text:p text:style-name="P7">223,22 <text:s text:c="2"/>2222,1 <text:s text:c="2"/>123,1111 22,1 0,1</text:p>
      <text:p text:style-name="P7">1,1 1000,22 0,00001 11,1 1,0</text:p>
      <text:p text:style-name="P7">233,1 11,111 12,22 111,33 24.1</text:p>
      <text:p text:style-name="P7">2,2 1,1 3,3 4,4 5,5 <text:s/></text:p>
      <text:p text:style-name="P7"/>
      <text:p text:style-name="P7"/>
      <text:p text:style-name="Standard"><text:span text:style-name="T3"><text:s/></text:span><text:span text:style-name="T1">Zadanie 3</text:span></text:p>
      <text:p text:style-name="P3">Pomoc: </text:p>
      <text:p text:style-name="P10">Aby zmienić znaki tabulacji w istniejącym tekście należy zaznaczyć ten tekst, w opcji Format <text:s/>- Akapit - Tabulatory przedefiniować odpowiednie znaki tabulacji.</text:p>
      <text:p text:style-name="P5"/>
      <text:p text:style-name="P6">Wykonaj:</text:p>
      <text:p text:style-name="Body_20_Text_20_3">Uporządkuj poniższy tekst zmieniając sposób wyrównania w stosunku do istniejących znaków tabulacji tak aby kolumny tekstowe wyrównać z prawej strony znaku tabulacji a liczbowe w miejscu separatora dziesiętnego.</text:p>
      <text:p text:style-name="P7"/>
      <text:p text:style-name="P8"><text:tab/>Styczeń<text:tab/>23,22<text:tab/>455,11<text:tab/>1,1<text:tab/>12,0</text:p>
      <text:p text:style-name="P8"><text:tab/>Luty<text:tab/>123,112<text:tab/>1,1222<text:tab/>123,11<text:tab/>12,11</text:p>
      <text:p text:style-name="P8"><text:tab/>Maj<text:tab/>1,11<text:tab/>12,111111<text:tab/>123,33<text:tab/>11111,11</text:p>
      <text:p text:style-name="P8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MS Sans Serif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>
        <style:tab-stops>
          <style:tab-stop style:position="1.752cm"/>
          <style:tab-stop style:position="5.876cm"/>
        </style:tab-stops>
      </style:paragraph-properties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Body_20_Text_20_2" style:display-name="Body Text 2" style:family="paragraph" style:parent-style-name="Standard">
      <style:text-properties fo:color="#0000ff" style:font-name="Arial" fo:font-size="12pt" fo:language="pl" fo:country="PL" style:font-size-asian="12pt" style:font-name-complex="Arial"/>
    </style:style>
    <style:style style:name="Body_20_Text_20_21" style:display-name="Body Text 21" style:family="paragraph" style:parent-style-name="Standard">
      <style:text-properties style:font-name="Arial" fo:language="pl" fo:country="PL" fo:font-style="italic" style:font-style-asian="italic" style:font-name-complex="Arial"/>
    </style:style>
    <style:style style:name="Body_20_Text_20_3" style:display-name="Body Text 3" style:family="paragraph" style:parent-style-name="Standard">
      <style:text-properties fo:color="#000000" style:font-name="Arial" fo:language="pl" fo:country="PL" fo:font-style="italic" style:font-style-asian="italic" style:font-name-complex="Arial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Ćwiczenie nr 3     (Symbole i znaki specjalne)</dc:title>
    <meta:initial-creator>JK</meta:initial-creator>
    <meta:creation-date>2004-01-13T12:36:00</meta:creation-date>
    <dc:creator>daro byko</dc:creator>
    <dc:date>2022-04-05T17:53:15.23</dc:date>
    <meta:editing-cycles>3</meta:editing-cycles>
    <meta:editing-duration>PT8M22S</meta:editing-duration>
    <meta:document-statistic meta:table-count="0" meta:image-count="0" meta:object-count="0" meta:page-count="1" meta:paragraph-count="26" meta:word-count="253" meta:character-count="1820"/>
    <meta:generator>OpenOffice/4.1.11$Win32 OpenOffice.org_project/4111m1$Build-9808</meta:generator>
  </office:meta>
</office:document-meta>
</file>